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4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02cm solid #000000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fo:background-color="#ff3333"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data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Company</text:p>
          </table:table-cell>
          <table:table-cell table:style-name="ce1" office:value-type="string">
            <text:p>Website</text:p>
          </table:table-cell>
          <table:table-cell table:style-name="ce1" office:value-type="string">
            <text:p>Email</text:p>
          </table:table-cell>
          <table:table-cell/>
          <table:table-cell office:value-type="string">
            <text:p>Request of information about the shipping of liquid mercury</text:p>
          </table:table-cell>
        </table:table-row>
        <table:table-row table:style-name="ro2">
          <table:table-cell table:style-name="ce2" office:value-type="string">
            <text:p>globalchemicalinc</text:p>
          </table:table-cell>
          <table:table-cell table:style-name="ce2" office:value-type="string">
            <text:p>https://globalchemicalinc.com/contact-us/</text:p>
          </table:table-cell>
          <table:table-cell table:style-name="ce2" office:value-type="string">
            <text:p>info@globalchemicalinc.co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globalchemicalinc</text:p>
          </table:table-cell>
          <table:table-cell table:style-name="ce2" office:value-type="string">
            <text:p>https://globalchemicalinc.com/contact-us/</text:p>
          </table:table-cell>
          <table:table-cell table:style-name="ce2" office:value-type="string">
            <text:p>globalchemicalsinc@gmail.com</text:p>
          </table:table-cell>
          <table:table-cell/>
          <table:table-cell office:value-type="string">
            <text:p>Hello</text:p>
          </table:table-cell>
        </table:table-row>
        <table:table-row table:style-name="ro2">
          <table:table-cell office:value-type="string">
            <text:p>mercuryonline</text:p>
          </table:table-cell>
          <table:table-cell office:value-type="string">
            <text:p>https://mercuryonline.org/contact-us/</text:p>
          </table:table-cell>
          <table:table-cell office:value-type="string">
            <text:p><text:a xlink:href="mailto:info@mercuryonline.org">info@mercuryonline.org</text:a></text:p>
          </table:table-cell>
          <table:table-cell table:number-columns-repeated="2"/>
        </table:table-row>
        <table:table-row table:style-name="ro2">
          <table:table-cell table:style-name="ce4" office:value-type="string">
            <text:p>laballey</text:p>
          </table:table-cell>
          <table:table-cell table:style-name="ce4" office:value-type="string">
            <text:p>https://www.laballey.com/collections/mercury</text:p>
          </table:table-cell>
          <table:table-cell table:style-name="ce4" office:value-type="string">
            <text:p>customerservice@laballey.com</text:p>
          </table:table-cell>
          <table:table-cell/>
          <table:table-cell office:value-type="string">
            <text:p>Do you ship liquid mercury internationally please ?</text:p>
          </table:table-cell>
        </table:table-row>
        <table:table-row table:style-name="ro2">
          <table:table-cell table:style-name="ce2" office:value-type="string">
            <text:p>metalscrapsolution</text:p>
          </table:table-cell>
          <table:table-cell table:style-name="ce2" office:value-type="string">
            <text:p>https://metalscrapsolution.com/product/virgin-silver-liquid-mercury-for-sale/</text:p>
          </table:table-cell>
          <table:table-cell table:style-name="ce2" office:value-type="string">
            <text:p>contact@metalscrapsolution.co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luciteria</text:p>
          </table:table-cell>
          <table:table-cell table:style-name="ce2" office:value-type="string">
            <text:p>https://luciteria.com/elements-for-sale/mercury-metal-999</text:p>
          </table:table-cell>
          <table:table-cell table:style-name="ce2" office:value-type="string">
            <text:p>rasiel@luciteria.com</text:p>
          </table:table-cell>
          <table:table-cell/>
          <table:table-cell office:value-type="string">
            <text:p>Kind regards,</text:p>
          </table:table-cell>
        </table:table-row>
        <table:table-row table:style-name="ro2">
          <table:table-cell table:style-name="ce2" office:value-type="string">
            <text:p>globalcheminc</text:p>
          </table:table-cell>
          <table:table-cell table:style-name="ce2" office:value-type="string">
            <text:p>https://globalcheminc.com/product/liquid-mercury/</text:p>
          </table:table-cell>
          <table:table-cell table:style-name="ce2" office:value-type="string">
            <text:p>chempro121@gmail.co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globalcheminc</text:p>
          </table:table-cell>
          <table:table-cell table:style-name="ce2" office:value-type="string">
            <text:p>https://globalcheminc.com/product/liquid-mercury/</text:p>
          </table:table-cell>
          <table:table-cell table:style-name="ce2" office:value-type="string">
            <text:p>sales@globalcheminc.com</text:p>
          </table:table-cell>
          <table:table-cell/>
          <table:table-cell office:value-type="string">
            <text:p>Jason ALOYAU</text:p>
          </table:table-cell>
        </table:table-row>
        <table:table-row table:style-name="ro2">
          <table:table-cell office:value-type="string">
            <text:p>silverliquidmercuryprice</text:p>
          </table:table-cell>
          <table:table-cell office:value-type="string">
            <text:p>https://silverliquidmercuryprice.weebly.com/contact.html</text:p>
          </table:table-cell>
          <table:table-cell office:value-type="string">
            <text:p>aleutrader@hotmail.com</text:p>
          </table:table-cell>
          <table:table-cell/>
          <table:table-cell office:value-type="string">
            <text:p>Phone number : 0749163329</text:p>
          </table:table-cell>
        </table:table-row>
        <table:table-row table:style-name="ro2">
          <table:table-cell office:value-type="string">
            <text:p>a1researchers</text:p>
          </table:table-cell>
          <table:table-cell office:value-type="string">
            <text:p>https://a1researchers.com/contact-us/</text:p>
          </table:table-cell>
          <table:table-cell office:value-type="string">
            <text:p>salesa1llc2015@gmail.com</text:p>
          </table:table-cell>
          <table:table-cell table:number-columns-repeated="2"/>
        </table:table-row>
        <table:table-row table:style-name="ro2">
          <table:table-cell office:value-type="string">
            <text:p>a1researchers</text:p>
          </table:table-cell>
          <table:table-cell office:value-type="string">
            <text:p>https://a1researchers.com/contact-us/</text:p>
          </table:table-cell>
          <table:table-cell office:value-type="string">
            <text:p>support@a1researchers.co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hemicalandmetalsolution</text:p>
          </table:table-cell>
          <table:table-cell table:style-name="ce2" office:value-type="string">
            <text:p>https://chemicalandmetalsolution.com/product/buy-liquid-silver-mercury-online/</text:p>
          </table:table-cell>
          <table:table-cell table:style-name="ce2" office:value-type="string">
            <text:p><text:a xlink:href="mailto:info@chemicalandmetalsolution.com">info@chemicalandmetalsolution.com</text:a></text:p>
          </table:table-cell>
          <table:table-cell table:number-columns-repeated="2"/>
        </table:table-row>
        <table:table-row table:style-name="ro2">
          <table:table-cell office:value-type="string">
            <text:p>trade-metal</text:p>
          </table:table-cell>
          <table:table-cell office:value-type="string">
            <text:p>https://trade-metal.com/tm-contacts.html</text:p>
          </table:table-cell>
          <table:table-cell office:value-type="string">
            <text:p><text:a xlink:href="mailto:info@trade-metal.com">info@trade-metal.com</text:a></text:p>
          </table:table-cell>
          <table:table-cell table:number-columns-repeated="2"/>
        </table:table-row>
        <table:table-row table:style-name="ro2">
          <table:table-cell table:style-name="ce2" office:value-type="string">
            <text:p>novaelements</text:p>
          </table:table-cell>
          <table:table-cell table:style-name="ce2" office:value-type="string">
            <text:p>https://www.novaelements.com/mercury/</text:p>
          </table:table-cell>
          <table:table-cell table:style-name="ce2" office:value-type="string">
            <text:p>sales@novaelements.com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ciencecompany</text:p>
          </table:table-cell>
          <table:table-cell table:style-name="ce4" office:value-type="string">
            <text:p>https://www.sciencecompany.com/Mercury-Metal-quicksilver-triple-Distilled-one-half-lb-P16388</text:p>
          </table:table-cell>
          <table:table-cell table:style-name="ce4" office:value-type="string">
            <text:p>sales@sciencecompany.com</text:p>
          </table:table-cell>
          <table:table-cell table:number-columns-repeated="2"/>
        </table:table-row>
        <table:table-row table:style-name="ro2">
          <table:table-cell office:value-type="string">
            <text:p>made-in-china</text:p>
          </table:table-cell>
          <table:table-cell office:value-type="string">
            <text:p>https://www.made-in-china.com/price/liquid-mercury-99.999%25-price_2.html</text:p>
          </table:table-cell>
          <table:table-cell office:value-type="string">
            <text:p><text:a xlink:href="mailto:info@made-in-china.com">info@made-in-china.com</text:a></text:p>
          </table:table-cell>
          <table:table-cell table:number-columns-repeated="2"/>
        </table:table-row>
        <table:table-row table:style-name="ro2">
          <table:table-cell office:value-type="string">
            <text:p>hgchems</text:p>
          </table:table-cell>
          <table:table-cell office:value-type="string">
            <text:p>https://hgchems.com/red-mercury-price-per-gram/</text:p>
          </table:table-cell>
          <table:table-cell office:value-type="string">
            <text:p>info@hgchems.com</text:p>
          </table:table-cell>
          <table:table-cell table:number-columns-repeated="2"/>
        </table:table-row>
        <table:table-row table:style-name="ro2">
          <table:table-cell office:value-type="string">
            <text:p>hgchems</text:p>
          </table:table-cell>
          <table:table-cell office:value-type="string">
            <text:p>https://hgchems.com/red-mercury-price-per-gram/</text:p>
          </table:table-cell>
          <table:table-cell office:value-type="string">
            <text:p>sales@hgchems.com</text:p>
          </table:table-cell>
          <table:table-cell table:number-columns-repeated="2"/>
        </table:table-row>
        <table:table-row table:style-name="ro2">
          <table:table-cell office:value-type="string">
            <text:p>ecplaza</text:p>
          </table:table-cell>
          <table:table-cell office:value-type="string">
            <text:p>https://www.ecplaza.net/Liquid-Mercury--everything</text:p>
          </table:table-cell>
          <table:table-cell office:value-type="string">
            <text:p>ecplazachina@outlook.com</text:p>
          </table:table-cell>
          <table:table-cell table:number-columns-repeated="2"/>
        </table:table-row>
        <table:table-row table:style-name="ro2">
          <table:table-cell office:value-type="string">
            <text:p>thorpharmaceuticals</text:p>
          </table:table-cell>
          <table:table-cell office:value-type="string">
            <text:p>https://thorpharmaceuticals.com/product/silver-liquid-mercury/</text:p>
          </table:table-cell>
          <table:table-cell office:value-type="string">
            <text:p>info@thorpharmaceuticals.com</text:p>
          </table:table-cell>
          <table:table-cell table:number-columns-repeated="2"/>
        </table:table-row>
        <table:table-row table:style-name="ro2">
          <table:table-cell office:value-type="string">
            <text:p>fmtmedicalstore</text:p>
          </table:table-cell>
          <table:table-cell office:value-type="string">
            <text:p>https://www.fmtmedicalstore.com/product/buy-silver-liquid-mercury/</text:p>
          </table:table-cell>
          <table:table-cell office:value-type="string">
            <text:p>sales@fmtmedicalstore.com</text:p>
          </table:table-cell>
          <table:table-cell table:number-columns-repeated="2"/>
        </table:table-row>
        <table:table-row table:style-name="ro2">
          <table:table-cell office:value-type="string">
            <text:p>fmtmedicalstore</text:p>
          </table:table-cell>
          <table:table-cell office:value-type="string">
            <text:p>https://www.fmtmedicalstore.com/product/buy-silver-liquid-mercury/</text:p>
          </table:table-cell>
          <table:table-cell office:value-type="string">
            <text:p>fmtmedicalstore@gmail.com</text:p>
          </table:table-cell>
          <table:table-cell table:number-columns-repeated="2"/>
        </table:table-row>
        <table:table-row table:style-name="ro2">
          <table:table-cell table:style-name="ce4" office:value-type="string">
            <text:p>nanoshel</text:p>
          </table:table-cell>
          <table:table-cell table:style-name="ce4" office:value-type="string">
            <text:p>https://www.nanoshel.com/product/mercury-liquid/</text:p>
          </table:table-cell>
          <table:table-cell table:style-name="ce4" office:value-type="string">
            <text:p>sales@nanoshel.com</text:p>
          </table:table-cell>
          <table:table-cell table:number-columns-repeated="2"/>
        </table:table-row>
        <table:table-row table:style-name="ro2">
          <table:table-cell table:style-name="ce4" office:value-type="string">
            <text:p>nanoshel</text:p>
          </table:table-cell>
          <table:table-cell table:style-name="ce4" office:value-type="string">
            <text:p>https://www.nanoshel.com/product/mercury-liquid/</text:p>
          </table:table-cell>
          <table:table-cell table:style-name="ce4" office:value-type="string">
            <text:p>cmg@nanoshel.com</text:p>
          </table:table-cell>
          <table:table-cell table:number-columns-repeated="2"/>
        </table:table-row>
        <table:table-row table:style-name="ro2">
          <table:table-cell table:style-name="ce4" office:value-type="string">
            <text:p>nanoshel</text:p>
          </table:table-cell>
          <table:table-cell table:style-name="ce4" office:value-type="string">
            <text:p>https://www.nanoshel.com/product/mercury-liquid/</text:p>
          </table:table-cell>
          <table:table-cell table:style-name="ce4" office:value-type="string">
            <text:p>sales5@nanoshel.com</text:p>
          </table:table-cell>
          <table:table-cell table:number-columns-repeated="2"/>
        </table:table-row>
        <table:table-row table:style-name="ro2">
          <table:table-cell office:value-type="string">
            <text:p>americanelements</text:p>
          </table:table-cell>
          <table:table-cell office:value-type="string">
            <text:p>https://www.americanelements.com/quote</text:p>
          </table:table-cell>
          <table:table-cell office:value-type="string">
            <text:p>customerservice@americanelements.com</text:p>
          </table:table-cell>
          <table:table-cell table:number-columns-repeated="2"/>
        </table:table-row>
        <table:table-row table:style-name="ro2">
          <table:table-cell office:value-type="string">
            <text:p>canada.tradekey</text:p>
          </table:table-cell>
          <table:table-cell office:value-type="string">
            <text:p>https://canada.tradekey.com/liquid-mercury.htm</text:p>
          </table:table-cell>
          <table:table-cell office:value-type="string">
            <text:p><text:a xlink:href="mailto:info@tradekey.com">info@tradekey.com</text:a></text:p>
          </table:table-cell>
          <table:table-cell table:number-columns-repeated="2"/>
        </table:table-row>
        <table:table-row table:style-name="ro2">
          <table:table-cell office:value-type="string">
            <text:p>australianchemicalsuppliers</text:p>
          </table:table-cell>
          <table:table-cell office:value-type="string">
            <text:p>https://www.australianchemicalsuppliers.com/content/page/contact-us</text:p>
          </table:table-cell>
          <table:table-cell office:value-type="string">
            <text:p>info@australianchemicalsuppliers.co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skochem</text:p>
          </table:table-cell>
          <table:table-cell table:style-name="ce2" office:value-type="string">
            <text:p>https://baskochem.com/contact-us/</text:p>
          </table:table-cell>
          <table:table-cell table:style-name="ce2" office:value-type="string">
            <text:p>info@baskochem.co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skochem</text:p>
          </table:table-cell>
          <table:table-cell table:style-name="ce2" office:value-type="string">
            <text:p>https://baskochem.com/contact-us/</text:p>
          </table:table-cell>
          <table:table-cell table:style-name="ce2" office:value-type="string">
            <text:p>demo@baskochem.com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8">08/08/2022</text:date>, <text:time>17:5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8M50S</meta:editing-duration>
    <meta:editing-cycles>13</meta:editing-cycles>
    <meta:generator>OpenOffice/4.1.13$Win32 OpenOffice.org_project/4113m1$Build-9810</meta:generator>
    <dc:date>2022-08-08T17:55:14.36</dc:date>
    <meta:document-statistic meta:table-count="1" meta:cell-count="99" meta:object-count="0"/>
    <meta:user-defined meta:name="Info 1"/>
    <meta:user-defined meta:name="Info 2"/>
    <meta:user-defined meta:name="Info 3"/>
    <meta:user-defined meta:name="Info 4"/>
  </office:meta>
</office:document-meta>
</file>